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220000002D40B8158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2" style:family="table">
      <style:table-properties style:width="17.29cm" fo:margin-left="0cm" fo:margin-top="0cm" fo:margin-bottom="0cm" table:align="left" style:writing-mode="page"/>
    </style:style>
    <style:style style:name="Tabla2.A" style:family="table-column">
      <style:table-column-properties style:column-width="2.228cm"/>
    </style:style>
    <style:style style:name="Tabla2.B" style:family="table-column">
      <style:table-column-properties style:column-width="12.797cm"/>
    </style:style>
    <style:style style:name="Tabla2.C" style:family="table-column">
      <style:table-column-properties style:column-width="2.265cm"/>
    </style:style>
    <style:style style:name="Tabla2.1" style:family="table-row">
      <style:table-row-properties style:min-row-height="1.401cm" fo:keep-together="auto"/>
    </style:style>
    <style:style style:name="Tabla2.A1" style:family="table-cell">
      <style:table-cell-properties fo:padding-left="0.053cm" fo:padding-right="0.053cm" fo:padding-top="0cm" fo:padding-bottom="0cm" fo:border="3pt solid #808080"/>
    </style:style>
    <style:style style:name="Tabla1" style:family="table">
      <style:table-properties style:width="17.29cm" fo:margin-left="0cm" fo:margin-top="0cm" fo:margin-bottom="0cm" table:align="left" style:writing-mode="page"/>
    </style:style>
    <style:style style:name="Tabla1.A" style:family="table-column">
      <style:table-column-properties style:column-width="2.228cm"/>
    </style:style>
    <style:style style:name="Tabla1.B" style:family="table-column">
      <style:table-column-properties style:column-width="12.797cm"/>
    </style:style>
    <style:style style:name="Tabla1.C" style:family="table-column">
      <style:table-column-properties style:column-width="2.265cm"/>
    </style:style>
    <style:style style:name="Tabla1.1" style:family="table-row">
      <style:table-row-properties style:min-row-height="1.401cm" fo:keep-together="auto"/>
    </style:style>
    <style:style style:name="Tabla1.A1" style:family="table-cell">
      <style:table-cell-properties fo:padding-left="0.053cm" fo:padding-right="0.053cm" fo:padding-top="0cm" fo:padding-bottom="0cm" fo:border="3pt solid #808080"/>
    </style:style>
    <style:style style:name="P1" style:family="paragraph" style:parent-style-name="Text_20_body" style:master-page-name="Standard">
      <style:paragraph-properties fo:margin-top="0.007cm" fo:margin-bottom="0cm" style:contextual-spacing="false" style:page-number="auto"/>
      <style:text-properties style:font-name="Times New Roman" fo:font-size="13.5pt" style:font-size-asian="13.5pt"/>
    </style:style>
    <style:style style:name="P2" style:family="paragraph" style:parent-style-name="Heading_20_1">
      <style:paragraph-properties fo:margin-left="0.199cm" fo:margin-right="0cm" fo:margin-top="0.101cm" fo:margin-bottom="0cm" style:contextual-spacing="false" fo:text-align="start" style:justify-single-word="false" fo:text-indent="0cm" style:auto-text-indent="false"/>
    </style:style>
    <style:style style:name="P3" style:family="paragraph" style:parent-style-name="Text_20_body">
      <style:text-properties fo:font-weight="bold" style:font-weight-asian="bold"/>
    </style:style>
    <style:style style:name="P4" style:family="paragraph" style:parent-style-name="Text_20_body">
      <style:paragraph-properties fo:margin-top="0.019cm" fo:margin-bottom="0cm" style:contextual-spacing="false"/>
      <style:text-properties fo:font-size="9pt" fo:font-weight="bold" style:font-size-asian="9pt" style:font-weight-asian="bold"/>
    </style:style>
    <style:style style:name="P5" style:family="paragraph" style:parent-style-name="List_20_Paragraph" style:list-style-name="WWNum1">
      <style:paragraph-properties fo:margin-left="1.469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1.471cm"/>
        </style:tab-stops>
      </style:paragraph-properties>
    </style:style>
    <style:style style:name="P6" style:family="paragraph" style:parent-style-name="List_20_Paragraph" style:list-style-name="WWNum1">
      <style:paragraph-properties fo:margin-left="1.469cm" fo:margin-right="0.69cm" fo:margin-top="0cm" fo:margin-bottom="0cm" style:contextual-spacing="false" fo:line-height="150%" fo:text-align="start" style:justify-single-word="false" fo:text-indent="-0.637cm" style:auto-text-indent="false">
        <style:tab-stops>
          <style:tab-stop style:position="1.471cm"/>
        </style:tab-stops>
      </style:paragraph-properties>
    </style:style>
    <style:style style:name="P7" style:family="paragraph" style:parent-style-name="List_20_Paragraph" style:list-style-name="WWNum1">
      <style:paragraph-properties fo:margin-left="1.469cm" fo:margin-right="0.69cm" fo:margin-top="0cm" fo:margin-bottom="0cm" style:contextual-spacing="false" fo:line-height="150%" fo:text-align="start" style:justify-single-word="false" fo:text-indent="-0.637cm" style:auto-text-indent="false">
        <style:tab-stops>
          <style:tab-stop style:position="1.471cm"/>
        </style:tab-stops>
      </style:paragraph-properties>
      <style:text-properties fo:color="#3465a4" loext:opacity="100%" officeooo:rsid="000ee4b5" officeooo:paragraph-rsid="000ee4b5"/>
    </style:style>
    <style:style style:name="P8" style:family="paragraph" style:parent-style-name="List_20_Paragraph" style:list-style-name="WWNum1">
      <style:paragraph-properties fo:margin-left="2.739cm" fo:margin-right="0cm" fo:margin-top="0.238cm" fo:margin-bottom="0cm" style:contextual-spacing="false" fo:line-height="100%" fo:text-align="start" style:justify-single-word="false" fo:text-indent="-0.637cm" style:auto-text-indent="false">
        <style:tab-stops>
          <style:tab-stop style:position="2.741cm"/>
        </style:tab-stops>
      </style:paragraph-properties>
    </style:style>
    <style:style style:name="P9" style:family="paragraph" style:parent-style-name="List_20_Paragraph" style:list-style-name="WWNum1">
      <style:paragraph-properties fo:margin-left="2.739cm" fo:margin-right="0cm" fo:margin-top="0.238cm" fo:margin-bottom="0cm" style:contextual-spacing="false" fo:line-height="100%" fo:text-align="start" style:justify-single-word="false" fo:text-indent="-0.637cm" style:auto-text-indent="false">
        <style:tab-stops>
          <style:tab-stop style:position="2.741cm"/>
        </style:tab-stops>
      </style:paragraph-properties>
      <style:text-properties fo:color="#3465a4" loext:opacity="100%" fo:font-size="11pt" style:font-size-asian="11pt"/>
    </style:style>
    <style:style style:name="P10" style:family="paragraph" style:parent-style-name="List_20_Paragraph" style:list-style-name="WWNum1">
      <style:paragraph-properties fo:margin-left="2.739cm" fo:margin-right="0cm" fo:margin-top="0.238cm" fo:margin-bottom="0cm" style:contextual-spacing="false" fo:line-height="100%" fo:text-align="start" style:justify-single-word="false" fo:text-indent="-0.637cm" style:auto-text-indent="false">
        <style:tab-stops>
          <style:tab-stop style:position="2.739cm"/>
          <style:tab-stop style:position="2.741cm"/>
        </style:tab-stops>
      </style:paragraph-properties>
    </style:style>
    <style:style style:name="P11" style:family="paragraph" style:parent-style-name="List_20_Paragraph" style:list-style-name="WWNum1">
      <style:paragraph-properties fo:margin-left="2.739cm" fo:margin-right="0cm" fo:margin-top="0.236cm" fo:margin-bottom="0cm" style:contextual-spacing="false" fo:line-height="100%" fo:text-align="start" style:justify-single-word="false" fo:text-indent="-0.637cm" style:auto-text-indent="false">
        <style:tab-stops>
          <style:tab-stop style:position="2.741cm"/>
        </style:tab-stops>
      </style:paragraph-properties>
    </style:style>
    <style:style style:name="P12" style:family="paragraph" style:parent-style-name="List_20_Paragraph" style:list-style-name="WWNum1">
      <style:paragraph-properties fo:margin-left="2.739cm" fo:margin-right="0cm" fo:margin-top="0.236cm" fo:margin-bottom="0cm" style:contextual-spacing="false" fo:line-height="100%" fo:text-align="start" style:justify-single-word="false" fo:text-indent="-0.637cm" style:auto-text-indent="false">
        <style:tab-stops>
          <style:tab-stop style:position="2.741cm"/>
        </style:tab-stops>
      </style:paragraph-properties>
      <style:text-properties fo:color="#3465a4" loext:opacity="100%" fo:font-size="11pt" style:font-size-asian="11pt"/>
    </style:style>
    <style:style style:name="P13" style:family="paragraph" style:parent-style-name="Text_20_body">
      <style:text-properties fo:font-size="10pt" style:font-size-asian="10pt"/>
    </style:style>
    <style:style style:name="P14" style:family="paragraph" style:parent-style-name="Heading_20_1" style:list-style-name="WWNum1">
      <style:paragraph-properties fo:margin-left="1.469cm" fo:margin-right="0cm" fo:margin-top="0cm" fo:margin-bottom="0cm" style:contextual-spacing="false" fo:line-height="100%" fo:text-align="justify" style:justify-single-word="false" fo:text-indent="-0.637cm" style:auto-text-indent="false">
        <style:tab-stops>
          <style:tab-stop style:position="1.471cm"/>
        </style:tab-stops>
      </style:paragraph-properties>
    </style:style>
    <style:style style:name="P15" style:family="paragraph" style:parent-style-name="Text_20_body">
      <style:paragraph-properties fo:margin-left="1.469cm" fo:margin-right="0.693cm" fo:margin-top="0.238cm" fo:margin-bottom="0cm" style:contextual-spacing="false" fo:line-height="150%" fo:text-align="justify" style:justify-single-word="false"/>
    </style:style>
    <style:style style:name="P16" style:family="paragraph" style:parent-style-name="Heading_20_1" style:list-style-name="WWNum1">
      <style:paragraph-properties fo:margin-left="1.469cm" fo:margin-right="0cm" fo:margin-top="0.004cm" fo:margin-bottom="0cm" style:contextual-spacing="false" fo:line-height="100%" fo:text-align="justify" style:justify-single-word="false" fo:text-indent="-0.637cm" style:auto-text-indent="false">
        <style:tab-stops>
          <style:tab-stop style:position="1.471cm"/>
        </style:tab-stops>
      </style:paragraph-properties>
    </style:style>
    <style:style style:name="P17" style:family="paragraph" style:parent-style-name="Text_20_body">
      <style:paragraph-properties fo:margin-left="1.469cm" fo:margin-right="0cm" fo:margin-top="0.236cm" fo:margin-bottom="0cm" style:contextual-spacing="false"/>
    </style:style>
    <style:style style:name="P18" style:family="paragraph" style:parent-style-name="Text_20_body">
      <style:paragraph-properties fo:margin-left="1.469cm" fo:margin-right="7.498cm" fo:margin-top="0.238cm" fo:margin-bottom="0cm" style:contextual-spacing="false" fo:line-height="150%"/>
    </style:style>
    <style:style style:name="P19" style:family="paragraph" style:parent-style-name="Text_20_body">
      <style:paragraph-properties fo:margin-left="1.469cm" fo:margin-right="0cm" fo:margin-top="0.002cm" fo:margin-bottom="0cm" style:contextual-spacing="false"/>
    </style:style>
    <style:style style:name="P20" style:family="paragraph" style:parent-style-name="Text_20_body">
      <style:paragraph-properties fo:margin-top="0.016cm" fo:margin-bottom="0cm" style:contextual-spacing="false"/>
      <style:text-properties fo:font-size="10.5pt" style:font-size-asian="10.5pt"/>
    </style:style>
    <style:style style:name="P21" style:family="paragraph" style:parent-style-name="List_20_Paragraph" style:list-style-name="WWNum1">
      <style:paragraph-properties fo:margin-left="1.469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1.471cm"/>
        </style:tab-stops>
      </style:paragraph-properties>
      <style:text-properties fo:color="#3465a4" loext:opacity="100%"/>
    </style:style>
    <style:style style:name="P22" style:family="paragraph" style:parent-style-name="List_20_Paragraph" style:list-style-name="WWNum1">
      <style:paragraph-properties fo:margin-left="1.469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471cm"/>
        </style:tab-stops>
      </style:paragraph-properties>
      <style:text-properties fo:color="#3465a4" loext:opacity="100%"/>
    </style:style>
    <style:style style:name="P23" style:family="paragraph" style:parent-style-name="List_20_Paragraph">
      <style:paragraph-properties fo:margin-left="1.469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471cm"/>
        </style:tab-stops>
      </style:paragraph-properties>
    </style:style>
    <style:style style:name="P24" style:family="paragraph" style:parent-style-name="List_20_Paragraph" style:list-style-name="WWNum1">
      <style:paragraph-properties fo:margin-left="1.469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1.471cm"/>
        </style:tab-stops>
      </style:paragraph-properties>
      <style:text-properties fo:color="#3465a4" loext:opacity="100%" officeooo:rsid="001b9a7d" officeooo:paragraph-rsid="001b9a7d"/>
    </style:style>
    <style:style style:name="P25" style:family="paragraph" style:parent-style-name="List_20_Paragraph" style:list-style-name="WWNum1">
      <style:paragraph-properties fo:margin-left="1.469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1.471cm"/>
        </style:tab-stops>
      </style:paragraph-properties>
      <style:text-properties fo:color="#3465a4" loext:opacity="100%" officeooo:rsid="001bc6ea" officeooo:paragraph-rsid="001bc6ea"/>
    </style:style>
    <style:style style:name="P26" style:family="paragraph" style:parent-style-name="List_20_Paragraph" style:list-style-name="WWNum1">
      <style:paragraph-properties fo:margin-left="1.469cm" fo:margin-right="0.69cm" fo:margin-top="0.316cm" fo:margin-bottom="0cm" style:contextual-spacing="false" fo:line-height="150%" fo:text-align="start" style:justify-single-word="false" fo:text-indent="-0.637cm" style:auto-text-indent="false">
        <style:tab-stops>
          <style:tab-stop style:position="1.471cm"/>
        </style:tab-stops>
      </style:paragraph-properties>
    </style:style>
    <style:style style:name="P27" style:family="paragraph" style:parent-style-name="List_20_Paragraph" style:list-style-name="WWNum1">
      <style:paragraph-properties fo:margin-left="1.469cm" fo:margin-right="0.69cm" fo:margin-top="0.316cm" fo:margin-bottom="0cm" style:contextual-spacing="false" fo:line-height="150%" fo:text-align="start" style:justify-single-word="false" fo:text-indent="-0.637cm" style:auto-text-indent="false">
        <style:tab-stops>
          <style:tab-stop style:position="1.471cm"/>
        </style:tab-stops>
      </style:paragraph-properties>
      <style:text-properties fo:color="#3465a4" loext:opacity="100%" officeooo:rsid="001d9d93" officeooo:paragraph-rsid="0021830a"/>
    </style:style>
    <style:style style:name="P28" style:family="paragraph" style:parent-style-name="List_20_Paragraph" style:list-style-name="WWNum1">
      <style:paragraph-properties fo:margin-left="1.469cm" fo:margin-right="0.69cm" fo:margin-top="0.316cm" fo:margin-bottom="0cm" style:contextual-spacing="false" fo:line-height="150%" fo:text-align="start" style:justify-single-word="false" fo:text-indent="-0.637cm" style:auto-text-indent="false">
        <style:tab-stops>
          <style:tab-stop style:position="1.471cm"/>
        </style:tab-stops>
      </style:paragraph-properties>
      <style:text-properties fo:color="#3465a4" loext:opacity="100%" fo:font-weight="normal" officeooo:rsid="001d9d93" officeooo:paragraph-rsid="0021830a" style:font-weight-asian="normal" style:font-weight-complex="normal"/>
    </style:style>
    <style:style style:name="P29" style:family="paragraph" style:parent-style-name="List_20_Paragraph" style:list-style-name="WWNum1">
      <style:paragraph-properties fo:margin-left="1.469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1.471cm"/>
        </style:tab-stops>
      </style:paragraph-properties>
      <style:text-properties fo:color="#3465a4" loext:opacity="100%" fo:font-weight="normal" officeooo:paragraph-rsid="001f7120" style:font-weight-asian="normal" style:font-weight-complex="normal"/>
    </style:style>
    <style:style style:name="P30" style:family="paragraph" style:parent-style-name="List_20_Paragraph" style:list-style-name="WWNum1">
      <style:paragraph-properties fo:margin-left="1.469cm" fo:margin-right="0cm" fo:margin-top="0.099cm" fo:margin-bottom="0cm" style:contextual-spacing="false" fo:line-height="100%" fo:text-align="start" style:justify-single-word="false" fo:text-indent="-0.637cm" style:auto-text-indent="false">
        <style:tab-stops>
          <style:tab-stop style:position="1.471cm"/>
        </style:tab-stops>
      </style:paragraph-properties>
      <style:text-properties officeooo:paragraph-rsid="001b9a7d"/>
    </style:style>
    <style:style style:name="P31" style:family="paragraph" style:parent-style-name="Text_20_body" style:list-style-name="WWNum1">
      <style:paragraph-properties fo:margin-left="1.469cm" fo:text-indent="0cm" style:auto-text-indent="false"/>
      <style:text-properties fo:color="#3465a4" loext:opacity="100%" officeooo:paragraph-rsid="001b9a7d"/>
    </style:style>
    <style:style style:name="P32" style:family="paragraph" style:parent-style-name="Text_20_body" style:list-style-name="WWNum1">
      <style:paragraph-properties fo:margin-left="1.469cm" fo:margin-top="0.014cm" fo:margin-bottom="0cm" style:contextual-spacing="false" fo:text-indent="-0.637cm" style:auto-text-indent="false"/>
      <style:text-properties fo:color="#3465a4" loext:opacity="100%" fo:font-size="10.5pt" officeooo:paragraph-rsid="001b9a7d" style:font-size-asian="10.5pt"/>
    </style:style>
    <style:style style:name="P33" style:family="paragraph" style:parent-style-name="List_20_Paragraph" style:list-style-name="WWNum1">
      <style:paragraph-properties fo:margin-left="1.469cm" fo:margin-right="0.69cm" fo:margin-top="0.002cm" fo:margin-bottom="0cm" style:contextual-spacing="false" fo:line-height="150%" fo:text-align="start" style:justify-single-word="false" fo:text-indent="-0.637cm" style:auto-text-indent="false">
        <style:tab-stops>
          <style:tab-stop style:position="1.471cm"/>
        </style:tab-stops>
      </style:paragraph-properties>
      <style:text-properties officeooo:paragraph-rsid="001b9a7d"/>
    </style:style>
    <style:style style:name="P34" style:family="paragraph" style:parent-style-name="Text_20_body">
      <style:paragraph-properties fo:margin-left="1.469cm" fo:text-indent="0cm" style:auto-text-indent="false"/>
      <style:text-properties officeooo:rsid="001fb96b" officeooo:paragraph-rsid="001fb96b"/>
    </style:style>
    <style:style style:name="P35" style:family="paragraph" style:parent-style-name="List_20_Paragraph" style:list-style-name="WWNum1">
      <style:paragraph-properties fo:margin-left="1.469cm" fo:margin-right="0.688cm" fo:margin-top="0.238cm" fo:margin-bottom="0cm" style:contextual-spacing="false" fo:line-height="150%" fo:text-align="start" style:justify-single-word="false" fo:text-indent="-0.637cm" style:auto-text-indent="false">
        <style:tab-stops>
          <style:tab-stop style:position="1.471cm"/>
        </style:tab-stops>
      </style:paragraph-properties>
      <style:text-properties officeooo:paragraph-rsid="001b9a7d"/>
    </style:style>
    <style:style style:name="P36" style:family="paragraph" style:parent-style-name="Text_20_body" style:list-style-name="WWNum1">
      <style:paragraph-properties fo:margin-left="1.469cm" fo:text-indent="-0.637cm" style:auto-text-indent="false"/>
      <style:text-properties officeooo:paragraph-rsid="001b9a7d"/>
    </style:style>
    <style:style style:name="P37" style:family="paragraph" style:parent-style-name="List_20_Paragraph" style:list-style-name="WWNum1">
      <style:paragraph-properties fo:margin-left="1.469cm" fo:margin-right="0cm" fo:margin-top="0.24cm" fo:margin-bottom="0cm" style:contextual-spacing="false" fo:line-height="100%" fo:text-align="start" style:justify-single-word="false" fo:text-indent="-0.637cm" style:auto-text-indent="false">
        <style:tab-stops>
          <style:tab-stop style:position="1.471cm"/>
        </style:tab-stops>
      </style:paragraph-properties>
      <style:text-properties officeooo:paragraph-rsid="001b9a7d"/>
    </style:style>
    <style:style style:name="P38" style:family="paragraph" style:parent-style-name="List_20_Paragraph" style:list-style-name="WWNum1">
      <style:paragraph-properties fo:margin-left="1.469cm" fo:margin-right="0cm" fo:margin-top="0.24cm" fo:margin-bottom="0cm" style:contextual-spacing="false" fo:line-height="100%" fo:text-align="start" style:justify-single-word="false" fo:text-indent="-0.637cm" style:auto-text-indent="false">
        <style:tab-stops>
          <style:tab-stop style:position="1.471cm"/>
        </style:tab-stops>
      </style:paragraph-properties>
      <style:text-properties fo:color="#3465a4" loext:opacity="100%" officeooo:paragraph-rsid="001b9a7d"/>
    </style:style>
    <style:style style:name="P39" style:family="paragraph" style:parent-style-name="Text_20_body" style:master-page-name="Converted1">
      <style:paragraph-properties fo:margin-top="0.018cm" fo:margin-bottom="0cm" style:contextual-spacing="false" style:page-number="auto"/>
      <style:text-properties fo:font-size="12.5pt" style:font-size-asian="12.5pt"/>
    </style:style>
    <style:style style:name="P40" style:family="paragraph" style:parent-style-name="List_20_Paragraph" style:list-style-name="WWNum1">
      <style:paragraph-properties fo:margin-left="1.469cm" fo:margin-right="0cm" fo:margin-top="0.099cm" fo:margin-bottom="0cm" style:contextual-spacing="false" fo:line-height="100%" fo:text-align="start" style:justify-single-word="false" fo:text-indent="-0.637cm" style:auto-text-indent="false">
        <style:tab-stops>
          <style:tab-stop style:position="1.471cm"/>
        </style:tab-stops>
      </style:paragraph-properties>
    </style:style>
    <style:style style:name="P41" style:family="paragraph" style:parent-style-name="Table_20_Paragraph">
      <style:text-properties style:font-name="Times New Roman" fo:font-size="10pt" style:font-size-asian="10pt"/>
    </style:style>
    <style:style style:name="P42" style:family="paragraph" style:parent-style-name="Table_20_Paragraph">
      <style:paragraph-properties fo:margin-left="1.547cm" fo:margin-right="1.427cm" fo:margin-top="0.272cm" fo:margin-bottom="0cm" style:contextual-spacing="false" fo:text-align="center" style:justify-single-word="false"/>
    </style:style>
    <style:style style:name="P43" style:family="paragraph" style:parent-style-name="Table_20_Paragraph">
      <style:paragraph-properties fo:margin-left="1.533cm" fo:margin-right="1.427cm" fo:text-align="center" style:justify-single-word="false"/>
    </style:style>
    <style:style style:name="P44" style:family="paragraph" style:parent-style-name="Table_20_Paragraph">
      <style:paragraph-properties fo:margin-top="0.016cm" fo:margin-bottom="0cm" style:contextual-spacing="false"/>
      <style:text-properties style:font-name="Times New Roman" fo:font-size="11.5pt" style:font-size-asian="11.5pt"/>
    </style:style>
    <style:style style:name="P45" style:family="paragraph" style:parent-style-name="Table_20_Paragraph">
      <style:paragraph-properties fo:margin-left="0.335cm" fo:margin-right="0cm"/>
    </style:style>
    <style:style style:name="P46" style:family="paragraph" style:parent-style-name="Frame_20_contents">
      <style:paragraph-properties fo:margin-left="0.035cm" fo:margin-right="0cm" fo:margin-top="0cm" fo:margin-bottom="0cm" style:contextual-spacing="false" fo:line-height="0.321cm" fo:text-align="start" style:justify-single-word="false" fo:text-indent="0cm" style:auto-text-indent="false"/>
    </style:style>
    <style:style style:name="P47" style:family="paragraph">
      <loext:graphic-properties draw:fill="none"/>
    </style:style>
    <style:style style:name="T1" style:family="text">
      <style:text-properties style:font-name="Times New Roman" fo:font-size="13.5pt" style:font-size-asian="13.5pt"/>
    </style:style>
    <style:style style:name="T2" style:family="text">
      <style:text-properties fo:letter-spacing="-0.005cm"/>
    </style:style>
    <style:style style:name="T3" style:family="text">
      <style:text-properties fo:letter-spacing="-0.007cm"/>
    </style:style>
    <style:style style:name="T4" style:family="text">
      <style:text-properties fo:font-weight="bold" style:font-weight-asian="bold"/>
    </style:style>
    <style:style style:name="T5" style:family="text">
      <style:text-properties fo:font-size="9pt" fo:font-weight="bold" style:font-size-asian="9pt" style:font-weight-asian="bold"/>
    </style:style>
    <style:style style:name="T6" style:family="text">
      <style:text-properties fo:font-size="11pt" style:font-size-asian="11pt"/>
    </style:style>
    <style:style style:name="T7" style:family="text">
      <style:text-properties fo:font-size="11pt" fo:letter-spacing="-0.005cm" style:font-size-asian="11pt"/>
    </style:style>
    <style:style style:name="T8" style:family="text">
      <style:text-properties fo:font-size="11pt" fo:letter-spacing="-0.004cm" style:font-size-asian="11pt"/>
    </style:style>
    <style:style style:name="T9" style:family="text">
      <style:text-properties fo:font-size="11pt" fo:letter-spacing="-0.002cm" style:font-size-asian="11pt"/>
    </style:style>
    <style:style style:name="T10" style:family="text">
      <style:text-properties fo:font-size="11pt" fo:letter-spacing="-0.007cm" style:font-size-asian="11pt"/>
    </style:style>
    <style:style style:name="T11" style:family="text">
      <style:text-properties fo:color="#3465a4" loext:opacity="100%" fo:font-size="11pt" style:font-size-asian="11pt"/>
    </style:style>
    <style:style style:name="T12" style:family="text">
      <style:text-properties fo:color="#3465a4" loext:opacity="100%" fo:font-size="11pt" officeooo:rsid="000e3b02" style:font-size-asian="11pt"/>
    </style:style>
    <style:style style:name="T13" style:family="text">
      <style:text-properties fo:font-size="11pt" fo:letter-spacing="0.035cm" style:font-size-asian="11pt"/>
    </style:style>
    <style:style style:name="T14" style:family="text">
      <style:text-properties fo:font-size="11pt" fo:letter-spacing="0.037cm" style:font-size-asian="11pt"/>
    </style:style>
    <style:style style:name="T15" style:family="text">
      <style:text-properties fo:font-size="11pt" fo:font-weight="bold" style:font-size-asian="11pt" style:font-weight-asian="bold"/>
    </style:style>
    <style:style style:name="T16" style:family="text">
      <style:text-properties fo:font-size="11pt" fo:letter-spacing="0.034cm" fo:font-weight="bold" style:font-size-asian="11pt" style:font-weight-asian="bold"/>
    </style:style>
    <style:style style:name="T17" style:family="text">
      <style:text-properties fo:font-size="11pt" fo:letter-spacing="0.048cm" style:font-size-asian="11pt"/>
    </style:style>
    <style:style style:name="T18" style:family="text">
      <style:text-properties fo:font-size="11pt" fo:letter-spacing="0.039cm" style:font-size-asian="11pt"/>
    </style:style>
    <style:style style:name="T19" style:family="text">
      <style:text-properties fo:font-size="11pt" fo:letter-spacing="0.034cm" style:font-size-asian="11pt"/>
    </style:style>
    <style:style style:name="T20" style:family="text">
      <style:text-properties fo:font-size="11pt" fo:letter-spacing="0.044cm" style:font-size-asian="11pt"/>
    </style:style>
    <style:style style:name="T21" style:family="text">
      <style:text-properties fo:font-size="11pt" fo:letter-spacing="0.041cm" style:font-size-asian="11pt"/>
    </style:style>
    <style:style style:name="T22" style:family="text">
      <style:text-properties fo:font-size="11pt" fo:letter-spacing="-0.083cm" style:font-size-asian="11pt"/>
    </style:style>
    <style:style style:name="T23" style:family="text">
      <style:text-properties fo:color="#3465a4" loext:opacity="100%" fo:font-size="11pt" officeooo:rsid="000ee4b5" style:font-size-asian="11pt"/>
    </style:style>
    <style:style style:name="T24" style:family="text">
      <style:text-properties fo:color="#3465a4" loext:opacity="100%" fo:font-size="11pt" officeooo:rsid="00109886" style:font-size-asian="11pt"/>
    </style:style>
    <style:style style:name="T25" style:family="text">
      <style:text-properties fo:color="#3465a4" loext:opacity="100%" fo:font-size="11pt" officeooo:rsid="001211a6" style:font-size-asian="11pt"/>
    </style:style>
    <style:style style:name="T26" style:family="text">
      <style:text-properties fo:letter-spacing="-0.009cm"/>
    </style:style>
    <style:style style:name="T27" style:family="text">
      <style:text-properties fo:letter-spacing="0.002cm"/>
    </style:style>
    <style:style style:name="T28" style:family="text">
      <style:text-properties fo:letter-spacing="-0.014cm"/>
    </style:style>
    <style:style style:name="T29" style:family="text">
      <style:text-properties fo:letter-spacing="-0.016cm"/>
    </style:style>
    <style:style style:name="T30" style:family="text">
      <style:text-properties fo:letter-spacing="-0.021cm"/>
    </style:style>
    <style:style style:name="T31" style:family="text">
      <style:text-properties fo:letter-spacing="-0.011cm"/>
    </style:style>
    <style:style style:name="T32" style:family="text">
      <style:text-properties fo:letter-spacing="-0.012cm"/>
    </style:style>
    <style:style style:name="T33" style:family="text">
      <style:text-properties fo:letter-spacing="-0.019cm"/>
    </style:style>
    <style:style style:name="T34" style:family="text">
      <style:text-properties fo:letter-spacing="-0.018cm"/>
    </style:style>
    <style:style style:name="T35" style:family="text">
      <style:text-properties fo:letter-spacing="-0.023cm"/>
    </style:style>
    <style:style style:name="T36" style:family="text">
      <style:text-properties fo:letter-spacing="-0.083cm"/>
    </style:style>
    <style:style style:name="T37" style:family="text">
      <style:text-properties fo:letter-spacing="-0.004cm"/>
    </style:style>
    <style:style style:name="T38" style:family="text">
      <style:text-properties fo:letter-spacing="-0.002cm"/>
    </style:style>
    <style:style style:name="T39" style:family="text">
      <style:text-properties fo:font-size="10.5pt" style:font-size-asian="10.5pt"/>
    </style:style>
    <style:style style:name="T40" style:family="text">
      <style:text-properties fo:color="#3465a4" loext:opacity="100%"/>
    </style:style>
    <style:style style:name="T41" style:family="text">
      <style:text-properties fo:font-size="11pt" fo:letter-spacing="-0.009cm" style:font-size-asian="11pt"/>
    </style:style>
    <style:style style:name="T42" style:family="text">
      <style:text-properties fo:font-size="11pt" fo:letter-spacing="0.011cm" style:font-size-asian="11pt"/>
    </style:style>
    <style:style style:name="T43" style:family="text">
      <style:text-properties fo:font-size="11pt" fo:letter-spacing="0.002cm" style:font-size-asian="11pt"/>
    </style:style>
    <style:style style:name="T44" style:family="text">
      <style:text-properties fo:language="es" fo:country="ES"/>
    </style:style>
    <style:style style:name="T45" style:family="text">
      <style:text-properties fo:font-size="11pt" fo:language="es" fo:country="ES" style:font-size-asian="11pt"/>
    </style:style>
    <style:style style:name="T46" style:family="text">
      <style:text-properties officeooo:rsid="001f7120"/>
    </style:style>
    <style:style style:name="T47" style:family="text">
      <style:text-properties fo:font-size="11pt" fo:letter-spacing="-0.019cm" style:font-size-asian="11pt"/>
    </style:style>
    <style:style style:name="T48" style:family="text">
      <style:text-properties fo:font-size="11pt" fo:letter-spacing="-0.023cm" style:font-size-asian="11pt"/>
    </style:style>
    <style:style style:name="T49" style:family="text">
      <style:text-properties fo:font-size="11pt" fo:letter-spacing="-0.021cm" style:font-size-asian="11pt"/>
    </style:style>
    <style:style style:name="T50" style:family="text">
      <style:text-properties fo:font-size="11pt" fo:letter-spacing="-0.018cm" style:font-size-asian="11pt"/>
    </style:style>
    <style:style style:name="T51" style:family="text">
      <style:text-properties fo:font-size="11pt" fo:letter-spacing="0.021cm" style:font-size-asian="11pt"/>
    </style:style>
    <style:style style:name="T52" style:family="text">
      <style:text-properties fo:font-size="11pt" fo:letter-spacing="0.025cm" style:font-size-asian="11pt"/>
    </style:style>
    <style:style style:name="T53" style:family="text">
      <style:text-properties fo:font-size="11pt" fo:letter-spacing="0.018cm" style:font-size-asian="11pt"/>
    </style:style>
    <style:style style:name="T54" style:family="text">
      <style:text-properties fo:font-size="11pt" fo:letter-spacing="0.019cm" style:font-size-asian="11pt"/>
    </style:style>
    <style:style style:name="T55" style:family="text">
      <style:text-properties fo:font-size="11pt" fo:letter-spacing="0.023cm" style:font-size-asian="11pt"/>
    </style:style>
    <style:style style:name="T56" style:family="text">
      <style:text-properties fo:font-size="11pt" fo:letter-spacing="0.028cm" style:font-size-asian="11pt"/>
    </style:style>
    <style:style style:name="T57" style:family="text">
      <style:text-properties fo:color="#3465a4" loext:opacity="100%" fo:font-size="11pt" officeooo:rsid="001f7120" style:font-size-asian="11pt"/>
    </style:style>
    <style:style style:name="T58" style:family="text">
      <style:text-properties fo:font-size="12.5pt" style:font-size-asian="12.5pt"/>
    </style:style>
    <style:style style:name="T59" style:family="text">
      <style:text-properties style:font-name="Times New Roman" fo:font-size="10pt" style:font-size-asian="10pt"/>
    </style:style>
    <style:style style:name="T60" style:family="text">
      <style:text-properties fo:font-size="10pt" fo:font-weight="bold" style:font-size-asian="10pt" style:font-weight-asian="bold"/>
    </style:style>
    <style:style style:name="T61" style:family="text">
      <style:text-properties fo:font-size="10pt" fo:letter-spacing="-0.004cm" fo:font-weight="bold" style:font-size-asian="10pt" style:font-weight-asian="bold"/>
    </style:style>
    <style:style style:name="T62" style:family="text">
      <style:text-properties fo:font-size="10pt" fo:letter-spacing="-0.005cm" fo:font-weight="bold" style:font-size-asian="10pt" style:font-weight-asian="bold"/>
    </style:style>
    <style:style style:name="T63" style:family="text">
      <style:text-properties fo:font-size="10pt" fo:letter-spacing="0.007cm" fo:font-weight="bold" style:font-size-asian="10pt" style:font-weight-asian="bold"/>
    </style:style>
    <style:style style:name="T64" style:family="text">
      <style:text-properties fo:font-size="10pt" fo:letter-spacing="-0.007cm" fo:font-weight="bold" style:font-size-asian="10pt" style:font-weight-asian="bold"/>
    </style:style>
    <style:style style:name="T65" style:family="text">
      <style:text-properties fo:font-size="10pt" fo:letter-spacing="-0.002cm" fo:font-weight="bold" style:font-size-asian="10pt" style:font-weight-asian="bold"/>
    </style:style>
    <style:style style:name="T66" style:family="text">
      <style:text-properties style:font-name="Times New Roman" fo:font-size="11.5pt" style:font-size-asian="11.5pt"/>
    </style:style>
    <style:style style:name="T67" style:family="text">
      <style:text-properties fo:font-size="10pt" fo:letter-spacing="0.005cm" fo:font-weight="bold" style:font-size-asian="10pt" style:font-weight-asian="bold"/>
    </style:style>
    <style:style style:name="T68" style:family="text">
      <style:text-properties fo:font-size="10pt" fo:letter-spacing="0.005cm" fo:font-weight="bold" fo:background-color="#ffffff" loext:char-shading-value="0" style:font-size-asian="10pt" style:font-weight-asian="bold"/>
    </style:style>
    <style:style style:name="T69" style:family="text">
      <style:text-properties fo:background-color="#ffffff" loext:char-shading-value="0"/>
    </style:style>
    <style:style style:name="T70" style:family="text">
      <style:text-properties fo:font-size="10pt" fo:letter-spacing="-0.005cm" fo:font-weight="bold" fo:background-color="#ffffff" loext:char-shading-value="0" style:font-size-asian="10pt" style:font-weight-asian="bold"/>
    </style:style>
    <style:style style:name="T71" style:family="text">
      <style:text-properties fo:font-size="8pt" fo:font-weight="bold" style:font-size-asian="8pt" style:font-weight-asian="bold"/>
    </style:style>
    <style:style style:name="T72" style:family="text">
      <style:text-properties fo:font-size="8pt" fo:font-weight="bold" style:font-size-asian="8pt" style:font-weight-asian="bold" style:text-scale="95%"/>
    </style:style>
    <style:style style:name="T73" style:family="text">
      <style:text-properties fo:font-size="8pt" fo:letter-spacing="-0.007cm" fo:font-weight="bold" style:font-size-asian="8pt" style:font-weight-asian="bold" style:text-scale="95%"/>
    </style:style>
    <style:style style:name="T74" style:family="text">
      <style:text-properties fo:font-size="8pt" fo:letter-spacing="0.021cm" fo:font-weight="bold" style:font-size-asian="8pt" style:font-weight-asian="bold" style:text-scale="95%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351cm" fo:min-width="0.993cm" fo:padding-top="0cm" fo:padding-bottom="0cm" fo:padding-left="0cm" fo:padding-right="0cm" fo:wrap-option="wrap" loext:decorative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vertical-align="top" draw:auto-grow-height="false" fo:min-height="0.351cm" fo:min-width="0.993cm" fo:padding-top="0cm" fo:padding-bottom="0cm" fo:padding-left="0cm" fo:padding-right="0cm" fo:wrap-option="wrap" loext:decorative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/>
        <text:h text:style-name="P2" text:outline-level="2">Responde<text:span text:style-name="T2"> </text:span>a las<text:span text:style-name="T2"> </text:span>siguientes<text:span text:style-name="T3"> </text:span>cuestiones.</text:h>
        <text:p text:style-name="P3" loext:marker-style-name="T4"/>
        <text:p text:style-name="P4" loext:marker-style-name="T5"/>
        <text:list text:style-name="WWNum1">
          <text:list-item>
            <text:p text:style-name="P5" loext:marker-style-name="T6"><text:span text:style-name="T6">Explica</text:span><text:span text:style-name="T7"> </text:span><text:span text:style-name="T6">brevemente</text:span><text:span text:style-name="T8"> </text:span><text:span text:style-name="T6">los</text:span><text:span text:style-name="T7"> </text:span><text:span text:style-name="T6">antecedentes</text:span><text:span text:style-name="T9"> </text:span><text:span text:style-name="T6">de</text:span><text:span text:style-name="T8"> </text:span><text:span text:style-name="T6">las</text:span><text:span text:style-name="T7"> </text:span><text:span text:style-name="T6">BD</text:span><text:span text:style-name="T10"> </text:span><text:span text:style-name="T6">actuales.</text:span></text:p>
            <text:p text:style-name="P5"><text:span text:style-name="T11">En los años 60, usando papel y “boli”, </text:span><text:span text:style-name="T12">e</text:span><text:span text:style-name="T11">n los años 70 y 80 se utilizaban ficheros de texto donde se guardaba la información, </text:span><text:span text:style-name="T12">a</text:span><text:span text:style-name="T11"> partir de los años 90 mediante bases de datos. Un SGBD guarda la información en las siguientes tablas</text:span></text:p>
            <text:p text:style-name="P5"><text:span text:style-name="T11"/></text:p>
          </text:list-item>
          <text:list-item>
            <text:p text:style-name="P6" loext:marker-style-name="T6"><text:span text:style-name="T6">Indica</text:span><text:span text:style-name="T13"> </text:span><text:span text:style-name="T6">los</text:span><text:span text:style-name="T14"> </text:span><text:span text:style-name="T15">tres</text:span><text:span text:style-name="T16"> </text:span><text:span text:style-name="T6">inconvenientes</text:span><text:span text:style-name="T13"> </text:span><text:span text:style-name="T6">que</text:span><text:span text:style-name="T17"> </text:span><text:span text:style-name="T6">consideras</text:span><text:span text:style-name="T13"> </text:span><text:span text:style-name="T6">más</text:span><text:span text:style-name="T18"> </text:span><text:span text:style-name="T6">importantes</text:span><text:span text:style-name="T18"> </text:span><text:span text:style-name="T6">en</text:span><text:span text:style-name="T19"> </text:span><text:span text:style-name="T6">los</text:span><text:span text:style-name="T20"> </text:span><text:span text:style-name="T6">sistemas</text:span><text:span text:style-name="T13"> </text:span><text:span text:style-name="T6">de</text:span><text:span text:style-name="T21"> </text:span><text:span text:style-name="T6">ficheros</text:span><text:span text:style-name="T13"> </text:span><text:span text:style-name="T6">como</text:span><text:span text:style-name="T22"> </text:span><text:span text:style-name="T6">almacén</text:span><text:span text:style-name="T10"> </text:span><text:span text:style-name="T6">de</text:span><text:span text:style-name="T8"> </text:span><text:span text:style-name="T6">datos.</text:span></text:p>
            <text:p text:style-name="P7">Dificultad de acceso a datos, poca flexibilidad en los datos, redundancia </text:p>
          </text:list-item>
          <text:list-item>
            <text:p text:style-name="P5" loext:marker-style-name="T6"><text:span text:style-name="T6">Define</text:span><text:span text:style-name="T7"> </text:span><text:span text:style-name="T6">los</text:span><text:span text:style-name="T7"> </text:span><text:span text:style-name="T6">siguientes</text:span><text:span text:style-name="T9"> </text:span><text:span text:style-name="T6">términos:</text:span></text:p>
            <text:list>
              <text:list-item>
                <text:p text:style-name="P8" loext:marker-style-name="T6"><text:span text:style-name="T6">Datos: </text:span><text:span text:style-name="T11">Palabras, números, valores usados para construir información, y que por si solos</text:span></text:p>
                <text:p text:style-name="P9">no tienen ningún sentido.</text:p>
              </text:list-item>
              <text:list-item>
                <text:p text:style-name="P8" loext:marker-style-name="T6"><text:span text:style-name="T6">Información: </text:span><text:span text:style-name="T11">Dato con significado.</text:span></text:p>
              </text:list-item>
              <text:list-item>
                <text:p text:style-name="P10" loext:marker-style-name="T6"><text:span text:style-name="T6">Base</text:span><text:span text:style-name="T7"> </text:span><text:span text:style-name="T6">de</text:span><text:span text:style-name="T7"> </text:span><text:span text:style-name="T6">datos: </text:span><text:span text:style-name="T23">E</text:span><text:span text:style-name="T11">s un conjunto de datos relacionados almacenados en un soporte</text:span></text:p>
              </text:list-item>
              <text:list-item>
                <text:p text:style-name="P10" loext:marker-style-name="T6"><text:span text:style-name="T11">informático.</text:span></text:p>
              </text:list-item>
              <text:list-item>
                <text:p text:style-name="P11" loext:marker-style-name="T6"><text:span text:style-name="T6">SGBD: </text:span><text:span text:style-name="T24">P</text:span><text:span text:style-name="T11">roporcionan un conjunto coordinado de programas, procedimientos y lenguajes</text:span></text:p>
                <text:p text:style-name="P12">que permiten a los distintos usuarios realizar sus tareas habituales con los datos.</text:p>
              </text:list-item>
              <text:list-item>
                <text:p text:style-name="P8" loext:marker-style-name="T6"><text:span text:style-name="T6">Independencia</text:span><text:span text:style-name="T10"> </text:span><text:span text:style-name="T6">entre</text:span><text:span text:style-name="T7"> </text:span><text:span text:style-name="T6">datos</text:span><text:span text:style-name="T10"> </text:span><text:span text:style-name="T6">y</text:span><text:span text:style-name="T7"> </text:span><text:span text:style-name="T6">aplicaciones: </text:span><text:span text:style-name="T25">E</text:span><text:span text:style-name="T11">s la capacidad para modificar el esquema de un nivel del sistema de la base de datos sin tener que modificar el esquema del nivel inmediato superior</text:span></text:p>
              </text:list-item>
            </text:list>
          </text:list-item>
        </text:list>
        <text:p text:style-name="P13"/>
        <text:list text:continue-numbering="true" text:style-name="WWNum1">
          <text:list-item>
            <text:h text:style-name="P14" text:outline-level="2">Representación<text:span text:style-name="T2"> </text:span>tabular<text:span text:style-name="T26"> </text:span>de<text:span text:style-name="T26"> </text:span>informaciones<text:span text:style-name="T26"> </text:span>de<text:span text:style-name="T3"> </text:span>una<text:span text:style-name="T2"> </text:span>pizzería</text:h>
          </text:list-item>
        </text:list>
        <text:p text:style-name="P15">Construye una representación tabular, puedes usar una hoja de cálculo o un documento de texto<text:span text:style-name="T27"> </text:span>con<text:span text:style-name="T28"> </text:span>tablas,<text:span text:style-name="T29"> </text:span>para<text:span text:style-name="T30"> </text:span>almacenar<text:span text:style-name="T30"> </text:span>los<text:span text:style-name="T30"> </text:span>datos<text:span text:style-name="T30"> </text:span>de<text:span text:style-name="T31"> </text:span>las<text:span text:style-name="T30"> </text:span>pizzas<text:span text:style-name="T30"> </text:span>que<text:span text:style-name="T32"> </text:span>se<text:span text:style-name="T33"> </text:span>ofrecen<text:span text:style-name="T30"> </text:span>en<text:span text:style-name="T32"> </text:span>una<text:span text:style-name="T32"> </text:span>pizzería.<text:span text:style-name="T34"> </text:span>Pon<text:span text:style-name="T35"> </text:span>algunos<text:span text:style-name="T30"> </text:span>valores<text:span text:style-name="T36"> </text:span>de<text:span text:style-name="T2"> </text:span>ejemplo<text:span text:style-name="T2"> </text:span>(con<text:span text:style-name="T2"> </text:span>4<text:span text:style-name="T3"> </text:span>sería<text:span text:style-name="T37"> </text:span>suficiente)</text:p>
        <text:list text:continue-numbering="true" text:style-name="WWNum1">
          <text:list-item>
            <text:h text:style-name="P16" text:outline-level="2">Interrelaciones<text:span text:style-name="T32"> </text:span>en<text:span text:style-name="T2"> </text:span>una<text:span text:style-name="T2"> </text:span>pizzería</text:h>
          </text:list-item>
        </text:list>
        <text:p text:style-name="P17">Vamos<text:span text:style-name="T2"> </text:span>a<text:span text:style-name="T37"> </text:span>añadir<text:span text:style-name="T37"> </text:span>más<text:span text:style-name="T38"> </text:span>tablas<text:span text:style-name="T37"> </text:span>a<text:span text:style-name="T37"> </text:span>nuestra<text:span text:style-name="T38"> </text:span>pizzería,</text:p>
        <text:p text:style-name="P18">el archivo de ingredientes que disponemos en la pizzería<text:span text:style-name="T36"> </text:span>el<text:span text:style-name="T38"> </text:span>archivo<text:span text:style-name="T2"> </text:span>donde<text:span text:style-name="T37"> </text:span>se<text:span text:style-name="T38"> </text:span>registran<text:span text:style-name="T37"> </text:span>los<text:span text:style-name="T37"> </text:span>pedidos</text:p>
        <text:p text:style-name="P19">Piensa<text:span text:style-name="T2"> </text:span>las<text:span text:style-name="T2"> </text:span>interrelaciones<text:span text:style-name="T38"> </text:span>que<text:span text:style-name="T2"> </text:span>pueden<text:span text:style-name="T37"> </text:span>existir<text:span text:style-name="T2"> </text:span>entre<text:span text:style-name="T37"> </text:span>los<text:span text:style-name="T28"> </text:span>tres<text:span text:style-name="T37"> </text:span>archivos</text:p>
        <text:p text:style-name="Text_20_body"/>
        <text:p text:style-name="P20" loext:marker-style-name="T39"/>
        <text:list text:continue-numbering="true" text:style-name="WWNum1">
          <text:list-item>
            <text:p text:style-name="P5" loext:marker-style-name="T6"><text:span text:style-name="T6">¿Qué</text:span><text:span text:style-name="T7"> </text:span><text:span text:style-name="T6">quiere</text:span><text:span text:style-name="T9"> </text:span><text:span text:style-name="T6">decir</text:span><text:span text:style-name="T8"> </text:span><text:span text:style-name="T6">que</text:span><text:span text:style-name="T8"> </text:span><text:span text:style-name="T6">una</text:span><text:span text:style-name="T8"> </text:span><text:span text:style-name="T6">base</text:span><text:span text:style-name="T8"> </text:span><text:span text:style-name="T6">de</text:span><text:span text:style-name="T8"> </text:span><text:span text:style-name="T6">datos</text:span><text:span text:style-name="T8"> </text:span><text:span text:style-name="T6">permita</text:span><text:span text:style-name="T8"> </text:span><text:span text:style-name="T6">la</text:span><text:span text:style-name="T9"> </text:span><text:span text:style-name="T6">concurrencia?</text:span></text:p>
            <text:p text:style-name="P21">La concurrencia se refiere a la posibilidad de que varios usuarios trabajen</text:p>
            <text:p text:style-name="P22">simultáneamente.</text:p>
          </text:list-item>
        </text:list>
        <text:p text:style-name="P23"><text:span text:style-name="T40"/></text:p>
        <text:p text:style-name="P23"><text:span text:style-name="T40"/></text:p>
        <text:p text:style-name="P23"><text:span text:style-name="T40"/></text:p>
        <text:p text:style-name="P23"><text:span text:style-name="T40"/></text:p>
        <text:p text:style-name="P23"><text:span text:style-name="T40"/></text:p>
        <text:p text:style-name="P23"><text:soft-page-break/><text:span text:style-name="T40"/></text:p>
        <text:list text:continue-numbering="true" text:style-name="WWNum1">
          <text:list-item>
            <text:p text:style-name="P5" loext:marker-style-name="T6"><text:span text:style-name="T6">Describe</text:span><text:span text:style-name="T7"> </text:span><text:span text:style-name="T6">el</text:span><text:span text:style-name="T9"> </text:span><text:span text:style-name="T6">significado</text:span><text:span text:style-name="T10"> </text:span><text:span text:style-name="T6">de</text:span><text:span text:style-name="T7"> </text:span><text:span text:style-name="T6">las</text:span><text:span text:style-name="T7"> </text:span><text:span text:style-name="T6">siguientes</text:span><text:span text:style-name="T9"> </text:span><text:span text:style-name="T6">siglas:</text:span><text:span text:style-name="T41"> </text:span><text:span text:style-name="T6">DDL,</text:span><text:span text:style-name="T9"> </text:span><text:span text:style-name="T6">DML</text:span><text:span text:style-name="T41"> </text:span><text:span text:style-name="T6">y</text:span><text:span text:style-name="T7"> </text:span><text:span text:style-name="T6">DCL.</text:span><text:span text:style-name="T42"> </text:span><text:span text:style-name="T6">Explica</text:span><text:span text:style-name="T7"> </text:span><text:span text:style-name="T6">la</text:span><text:span text:style-name="T7"> </text:span><text:span text:style-name="T6">utilidad</text:span><text:span text:style-name="T10"> </text:span><text:span text:style-name="T6">de</text:span><text:span text:style-name="T7"> </text:span><text:span text:style-name="T6">cada</text:span><text:span text:style-name="T7"> </text:span><text:span text:style-name="T6">una.</text:span></text:p>
            <text:p text:style-name="P24">•DDL: Data Definition Language, crear la estructura de la base de datos, incluyendo todos los objetos que puede incluir la misma (tablas, vistas, usuarios, procedimientos, funciones, triggers, etc.).</text:p>
            <text:p text:style-name="P24">•DML: Data Manipulation Language, consultar y manipular la información almacenada en la base de datos.</text:p>
            <text:p text:style-name="P25">•DCL: Data Control Language, asignar privilegios a usuarios, confirmar o abortar transacciones, etc.</text:p>
          </text:list-item>
          <text:list-item>
            <text:p text:style-name="P26" loext:marker-style-name="T6"><text:span text:style-name="T6">¿Qué</text:span><text:span text:style-name="T43"> </text:span><text:span text:style-name="T6">son</text:span><text:span text:style-name="T43"> </text:span><text:span text:style-name="T6">las</text:span><text:span text:style-name="T43"> </text:span><text:span text:style-name="T6">vistas?</text:span><text:span text:style-name="T43"> </text:span><text:span text:style-name="T6">¿Para</text:span><text:span text:style-name="T43"> </text:span><text:span text:style-name="T6">qué</text:span><text:span text:style-name="T43"> </text:span><text:span text:style-name="T6">se</text:span><text:span text:style-name="T43"> </text:span><text:span text:style-name="T6">utilizan?</text:span><text:span text:style-name="T43"> </text:span><text:span text:style-name="T6">Busca</text:span><text:span text:style-name="T43"> </text:span><text:span text:style-name="T6">información</text:span><text:span text:style-name="T43"> </text:span><text:span text:style-name="T6">en</text:span><text:span text:style-name="T43"> </text:span><text:span text:style-name="T6">Internet</text:span><text:span text:style-name="T43"> </text:span><text:span text:style-name="T6">para</text:span><text:span text:style-name="T43"> </text:span><text:span text:style-name="T6">completar</text:span><text:span text:style-name="T43"> </text:span><text:span text:style-name="T6">tu</text:span><text:span text:style-name="T22"> </text:span><text:span text:style-name="T6">respuesta.</text:span><text:span text:style-name="T8"> </text:span><text:span text:style-name="T6">¿En</text:span><text:span text:style-name="T7"> </text:span><text:span text:style-name="T6">qué</text:span><text:span text:style-name="T8"> </text:span><text:span text:style-name="T6">se</text:span><text:span text:style-name="T8"> </text:span><text:span text:style-name="T6">diferencia</text:span><text:span text:style-name="T8"> </text:span><text:span text:style-name="T6">de</text:span><text:span text:style-name="T8"> </text:span><text:span text:style-name="T6">una</text:span><text:span text:style-name="T9"> </text:span><text:span text:style-name="T6">consulta?</text:span></text:p>
            <text:p text:style-name="P27">Las vistas describen la visión de los datos que poseen los usuarios finales</text:p>
            <text:p text:style-name="P28"><text:span text:style-name="T44">Las vistas pueden utilizarse para proporcionar una interfaz compatible con versiones anteriores con el fin de emular una tabla que existía pero cuyo esquema ha cambiado. </text:span></text:p>
            <text:p text:style-name="P28"><text:span text:style-name="T44">La diferencia clave se que las consultas se guardan en el documento Base y las vistas se guardan en la base de datos. </text:span></text:p>
          </text:list-item>
          <text:list-item>
            <text:p text:style-name="P5" loext:marker-style-name="T6"><text:span text:style-name="T6">Indica</text:span><text:span text:style-name="T8"> </text:span><text:span text:style-name="T6">las</text:span><text:span text:style-name="T8"> </text:span><text:span text:style-name="T6">principales</text:span><text:span text:style-name="T8"> </text:span><text:span text:style-name="T6">ventajas</text:span><text:span text:style-name="T7"> </text:span><text:span text:style-name="T6">de</text:span><text:span text:style-name="T8"> </text:span><text:span text:style-name="T6">las</text:span><text:span text:style-name="T8"> </text:span><text:span text:style-name="T6">BD</text:span><text:span text:style-name="T10"> </text:span><text:span text:style-name="T6">frente</text:span><text:span text:style-name="T8"> </text:span><text:span text:style-name="T6">a</text:span><text:span text:style-name="T8"> </text:span><text:span text:style-name="T6">los</text:span><text:span text:style-name="T8"> </text:span><text:span text:style-name="T6">antiguos</text:span><text:span text:style-name="T8"> </text:span><text:span text:style-name="T6">sistemas</text:span><text:span text:style-name="T8"> </text:span><text:span text:style-name="T6">de</text:span><text:span text:style-name="T8"> </text:span><text:span text:style-name="T6">ficheros.</text:span></text:p>
            <text:p text:style-name="P29"><text:span text:style-name="T45">Las bases de datos modifican todos los archivos que posean la misma información. </text:span></text:p>
            <text:p text:style-name="P29"><text:span text:style-name="T45">Los sistemas de ficheros no requieren de mucho espacio de información.</text:span><text:span text:style-name="T6"> </text:span></text:p>
          </text:list-item>
          <text:list-item>
            <text:p text:style-name="P30" loext:marker-style-name="T6"><text:span text:style-name="T6">¿Cuáles</text:span><text:span text:style-name="T7"> </text:span><text:span text:style-name="T6">son</text:span><text:span text:style-name="T41"> </text:span><text:span text:style-name="T6">las</text:span><text:span text:style-name="T7"> </text:span><text:span text:style-name="T6">principales</text:span><text:span text:style-name="T7"> </text:span><text:span text:style-name="T6">funciones</text:span><text:span text:style-name="T7"> </text:span><text:span text:style-name="T6">que</text:span><text:span text:style-name="T7"> </text:span><text:span text:style-name="T6">proporciona un</text:span><text:span text:style-name="T41"> </text:span><text:span text:style-name="T6">SGBD?</text:span></text:p>
            <text:p text:style-name="P31"><text:span text:style-name="T46">P</text:span>roporcionan un conjunto coordinado de programas, procedimientos y lenguajes</text:p>
            <text:p text:style-name="P31">que permiten a los distintos usuarios realizar sus tareas habituales con los datos</text:p>
            <text:p text:style-name="P32"/>
          </text:list-item>
          <text:list-item>
            <text:p text:style-name="P33" loext:marker-style-name="T6"><text:span text:style-name="T9">¿Cuáles</text:span><text:span text:style-name="T47"> </text:span><text:span text:style-name="T9">son</text:span><text:span text:style-name="T48"> </text:span><text:span text:style-name="T9">los</text:span><text:span text:style-name="T49"> </text:span><text:span text:style-name="T9">principales</text:span><text:span text:style-name="T47"> </text:span><text:span text:style-name="T6">roles</text:span><text:span text:style-name="T47"> </text:span><text:span text:style-name="T6">que</text:span><text:span text:style-name="T47"> </text:span><text:span text:style-name="T6">pueden</text:span><text:span text:style-name="T49"> </text:span><text:span text:style-name="T6">adoptar</text:span><text:span text:style-name="T49"> </text:span><text:span text:style-name="T6">distintos</text:span><text:span text:style-name="T49"> </text:span><text:span text:style-name="T6">grupos</text:span><text:span text:style-name="T49"> </text:span><text:span text:style-name="T6">de</text:span><text:span text:style-name="T50"> </text:span><text:span text:style-name="T6">usuarios</text:span><text:span text:style-name="T47"> </text:span><text:span text:style-name="T6">entorno</text:span><text:span text:style-name="T48"> </text:span><text:span text:style-name="T6">a</text:span><text:span text:style-name="T49"> </text:span><text:span text:style-name="T6">una</text:span><text:span text:style-name="T49"> </text:span><text:span text:style-name="T6">base</text:span><text:span text:style-name="T22"> </text:span><text:span text:style-name="T6">de</text:span><text:span text:style-name="T7"> </text:span><text:span text:style-name="T6">datos?</text:span></text:p>
          </text:list-item>
        </text:list>
        <text:p text:style-name="P34"/>
        <text:list text:continue-numbering="true" text:style-name="WWNum1">
          <text:list-item>
            <text:p text:style-name="P35" loext:marker-style-name="T6"><text:span text:style-name="T6">Cita</text:span><text:span text:style-name="T51"> </text:span><text:span text:style-name="T6">al</text:span><text:span text:style-name="T52"> </text:span><text:span text:style-name="T6">menos</text:span><text:span text:style-name="T51"> </text:span><text:span text:style-name="T6">3</text:span><text:span text:style-name="T53"> </text:span><text:span text:style-name="T6">SGBD</text:span><text:span text:style-name="T54"> </text:span><text:span text:style-name="T6">relacionales</text:span><text:span text:style-name="T55"> </text:span><text:span text:style-name="T6">y</text:span><text:span text:style-name="T55"> </text:span><text:span text:style-name="T6">1</text:span><text:span text:style-name="T53"> </text:span><text:span text:style-name="T6">SGBD</text:span><text:span text:style-name="T54"> </text:span><text:span text:style-name="T6">no</text:span><text:span text:style-name="T54"> </text:span><text:span text:style-name="T6">relacional,</text:span><text:span text:style-name="T52"> </text:span><text:span text:style-name="T6">indicando</text:span><text:span text:style-name="T56"> </text:span><text:span text:style-name="T6">alguna</text:span><text:span text:style-name="T55"> </text:span><text:span text:style-name="T6">característica</text:span><text:span text:style-name="T55"> </text:span><text:span text:style-name="T6">de</text:span><text:span text:style-name="T55"> </text:span><text:span text:style-name="T6">cada</text:span><text:span text:style-name="T22"> </text:span><text:span text:style-name="T6">uno</text:span><text:span text:style-name="T10"> </text:span><text:span text:style-name="T6">de</text:span><text:span text:style-name="T8"> </text:span><text:span text:style-name="T6">los</text:span><text:span text:style-name="T8"> </text:span><text:span text:style-name="T6">sistemas</text:span><text:span text:style-name="T8"> </text:span><text:span text:style-name="T6">citados</text:span><text:span text:style-name="T8"> </text:span><text:span text:style-name="T6">(al menos</text:span><text:span text:style-name="T8"> </text:span><text:span text:style-name="T6">de</text:span><text:span text:style-name="T8"> </text:span><text:span text:style-name="T6">los</text:span><text:span text:style-name="T8"> </text:span><text:span text:style-name="T6">4</text:span><text:span text:style-name="T41"> </text:span><text:span text:style-name="T6">solicitados).</text:span></text:p>
            <text:p text:style-name="P36"/>
          </text:list-item>
          <text:list-item>
            <text:p text:style-name="P37" loext:marker-style-name="T6"><text:span text:style-name="T6">¿Qué</text:span><text:span text:style-name="T10"> </text:span><text:span text:style-name="T6">es</text:span><text:span text:style-name="T8"> </text:span><text:span text:style-name="T6">el</text:span><text:span text:style-name="T9"> </text:span><text:span text:style-name="T6">diccionario</text:span><text:span text:style-name="T41"> </text:span><text:span text:style-name="T6">de</text:span><text:span text:style-name="T7"> </text:span><text:span text:style-name="T6">datos?</text:span></text:p>
            <text:p text:style-name="P37" loext:marker-style-name="T6"><text:span text:style-name="T6"><text:s/></text:span><text:span text:style-name="T57">C</text:span><text:span text:style-name="T11">ontiene los metadatos (datos acerca de los datos) de la base de</text:span></text:p>
            <text:p text:style-name="P38"><text:span text:style-name="T6">datos, es decir:</text:span></text:p>
            <text:p text:style-name="P38"><text:span text:style-name="T6">• La definición de todos los objetos existentes en la base de datos: tablas con sus</text:span></text:p>
            <text:p text:style-name="P38"><text:span text:style-name="T6">columnas, vistas, procedimientos, triggers, índices, etc...</text:span></text:p>
            <text:p text:style-name="P38"><text:span text:style-name="T6">• La ubicación física de los objetos y el espacio asignado a los mismos.</text:span></text:p>
            <text:p text:style-name="P38"><text:span text:style-name="T6">• Los privilegios y roles asignados a los usuarios.</text:span></text:p>
            <text:p text:style-name="P38"><text:span text:style-name="T6">• Las restricciones de las tablas.</text:span></text:p>
            <text:p text:style-name="P38"><text:span text:style-name="T6">• Información de auditoría.</text:span></text:p>
            <text:p text:style-name="P38"><text:span text:style-name="T6">• Estadísticas de uso de la base de datos.</text:span></text:p>
          </text:list-item>
        </text:list>
      </text:section>
      <text:p text:style-name="P39" loext:marker-style-name="T58"/>
      <text:list text:continue-numbering="true" text:style-name="WWNum1">
        <text:list-header>
          <text:p text:style-name="P40" loext:marker-style-name="T6"><text:span text:style-name="T6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1.469cm" fo:text-align="justify" style:justify-single-word="false" fo:text-indent="-0.637cm" style:auto-text-indent="false"/>
      <style:text-properties style:font-name="Calibri" fo:font-family="Calibri" style:font-family-generic="roman" style:font-pitch="variable" fo:font-size="11pt" fo:language="es" fo:country="ES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Calibri1" style:font-family-complex="Calibri" style:font-family-generic-complex="system" style:font-pitch-complex="variable" style:font-size-complex="11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1.469cm" fo:text-indent="-0.637cm" style:auto-text-indent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libri" fo:font-family="Calibri" style:font-family-generic="roman" style:font-pitch="variable" fo:font-size="11pt" fo:letter-spacing="-0.004cm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style:text-scale="100%"/>
    </style:style>
    <style:style style:name="ListLabel_20_2" style:display-name="ListLabel 2" style:family="text">
      <style:text-properties style:font-name="Calibri" fo:font-family="Calibri" style:font-family-generic="roman" style:font-pitch="variable" fo:font-size="11pt" fo:letter-spacing="-0.002cm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style:text-scale="100%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7cm" fo:margin-left="1.469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739cm"/>
        </style:list-level-properties>
      </text:list-level-style-number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33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115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798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481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162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845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52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a1" style:family="table">
      <style:table-properties style:width="17.29cm" fo:margin-left="0cm" fo:margin-top="0cm" fo:margin-bottom="0cm" table:align="left" style:writing-mode="page"/>
    </style:style>
    <style:style style:name="Tabla1.A" style:family="table-column">
      <style:table-column-properties style:column-width="2.228cm"/>
    </style:style>
    <style:style style:name="Tabla1.B" style:family="table-column">
      <style:table-column-properties style:column-width="12.797cm"/>
    </style:style>
    <style:style style:name="Tabla1.C" style:family="table-column">
      <style:table-column-properties style:column-width="2.265cm"/>
    </style:style>
    <style:style style:name="Tabla1.1" style:family="table-row">
      <style:table-row-properties style:min-row-height="1.401cm" fo:keep-together="auto"/>
    </style:style>
    <style:style style:name="Tabla1.A1" style:family="table-cell">
      <style:table-cell-properties fo:padding-left="0.053cm" fo:padding-right="0.053cm" fo:padding-top="0cm" fo:padding-bottom="0cm" fo:border="3pt solid #808080"/>
    </style:style>
    <style:style style:name="Tabla2" style:family="table">
      <style:table-properties style:width="17.29cm" fo:margin-left="0cm" fo:margin-top="0cm" fo:margin-bottom="0cm" table:align="left" style:writing-mode="page"/>
    </style:style>
    <style:style style:name="Tabla2.A" style:family="table-column">
      <style:table-column-properties style:column-width="2.228cm"/>
    </style:style>
    <style:style style:name="Tabla2.B" style:family="table-column">
      <style:table-column-properties style:column-width="12.797cm"/>
    </style:style>
    <style:style style:name="Tabla2.C" style:family="table-column">
      <style:table-column-properties style:column-width="2.265cm"/>
    </style:style>
    <style:style style:name="Tabla2.1" style:family="table-row">
      <style:table-row-properties style:min-row-height="1.401cm" fo:keep-together="auto"/>
    </style:style>
    <style:style style:name="Tabla2.A1" style:family="table-cell">
      <style:table-cell-properties fo:padding-left="0.053cm" fo:padding-right="0.053cm" fo:padding-top="0cm" fo:padding-bottom="0cm" fo:border="3pt solid #808080"/>
    </style:style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Table_20_Paragraph">
      <style:text-properties style:font-name="Times New Roman" fo:font-size="10pt" style:font-size-asian="10pt"/>
    </style:style>
    <style:style style:name="MP3" style:family="paragraph" style:parent-style-name="Table_20_Paragraph">
      <style:paragraph-properties fo:margin-left="1.547cm" fo:margin-right="1.427cm" fo:margin-top="0.272cm" fo:margin-bottom="0cm" style:contextual-spacing="false" fo:text-align="center" style:justify-single-word="false"/>
    </style:style>
    <style:style style:name="MP4" style:family="paragraph" style:parent-style-name="Table_20_Paragraph">
      <style:paragraph-properties fo:margin-left="1.533cm" fo:margin-right="1.427cm" fo:text-align="center" style:justify-single-word="false"/>
    </style:style>
    <style:style style:name="MP5" style:family="paragraph" style:parent-style-name="Table_20_Paragraph">
      <style:paragraph-properties fo:margin-top="0.016cm" fo:margin-bottom="0cm" style:contextual-spacing="false"/>
      <style:text-properties style:font-name="Times New Roman" fo:font-size="11.5pt" style:font-size-asian="11.5pt"/>
    </style:style>
    <style:style style:name="MP6" style:family="paragraph" style:parent-style-name="Table_20_Paragraph">
      <style:paragraph-properties fo:margin-left="0.335cm" fo:margin-right="0cm"/>
    </style:style>
    <style:style style:name="MP7" style:family="paragraph" style:parent-style-name="Frame_20_contents">
      <style:paragraph-properties fo:margin-left="0.035cm" fo:margin-right="0cm" fo:margin-top="0cm" fo:margin-bottom="0cm" style:contextual-spacing="false" fo:line-height="0.321cm" fo:text-align="start" style:justify-single-word="false" fo:text-indent="0cm" style:auto-text-indent="false"/>
    </style:style>
    <style:style style:name="MP8" style:family="paragraph">
      <loext:graphic-properties draw:fill="none"/>
    </style:style>
    <style:style style:name="MT1" style:family="text">
      <style:text-properties fo:font-size="10pt" style:font-size-asian="10pt"/>
    </style:style>
    <style:style style:name="MT2" style:family="text">
      <style:text-properties style:font-name="Times New Roman" fo:font-size="10pt" style:font-size-asian="10pt"/>
    </style:style>
    <style:style style:name="MT3" style:family="text">
      <style:text-properties fo:font-size="10pt" fo:font-weight="bold" style:font-size-asian="10pt" style:font-weight-asian="bold"/>
    </style:style>
    <style:style style:name="MT4" style:family="text">
      <style:text-properties fo:font-size="10pt" fo:letter-spacing="-0.004cm" fo:font-weight="bold" style:font-size-asian="10pt" style:font-weight-asian="bold"/>
    </style:style>
    <style:style style:name="MT5" style:family="text">
      <style:text-properties fo:font-size="10pt" fo:letter-spacing="-0.005cm" fo:font-weight="bold" style:font-size-asian="10pt" style:font-weight-asian="bold"/>
    </style:style>
    <style:style style:name="MT6" style:family="text">
      <style:text-properties fo:font-size="10pt" fo:letter-spacing="0.007cm" fo:font-weight="bold" style:font-size-asian="10pt" style:font-weight-asian="bold"/>
    </style:style>
    <style:style style:name="MT7" style:family="text">
      <style:text-properties fo:font-size="10pt" fo:letter-spacing="-0.007cm" fo:font-weight="bold" style:font-size-asian="10pt" style:font-weight-asian="bold"/>
    </style:style>
    <style:style style:name="MT8" style:family="text">
      <style:text-properties fo:font-size="10pt" fo:letter-spacing="-0.002cm" fo:font-weight="bold" style:font-size-asian="10pt" style:font-weight-asian="bold"/>
    </style:style>
    <style:style style:name="MT9" style:family="text">
      <style:text-properties style:font-name="Times New Roman" fo:font-size="11.5pt" style:font-size-asian="11.5pt"/>
    </style:style>
    <style:style style:name="MT10" style:family="text">
      <style:text-properties fo:font-size="10pt" fo:letter-spacing="0.005cm" fo:font-weight="bold" fo:background-color="#ffffff" loext:char-shading-value="0" style:font-size-asian="10pt" style:font-weight-asian="bold"/>
    </style:style>
    <style:style style:name="MT11" style:family="text">
      <style:text-properties fo:background-color="#ffffff" loext:char-shading-value="0"/>
    </style:style>
    <style:style style:name="MT12" style:family="text">
      <style:text-properties fo:font-size="10pt" fo:letter-spacing="-0.005cm" fo:font-weight="bold" fo:background-color="#ffffff" loext:char-shading-value="0" style:font-size-asian="10pt" style:font-weight-asian="bold"/>
    </style:style>
    <style:style style:name="MT13" style:family="text">
      <style:text-properties fo:font-size="8pt" fo:font-weight="bold" style:font-size-asian="8pt" style:font-weight-asian="bold"/>
    </style:style>
    <style:style style:name="MT14" style:family="text">
      <style:text-properties fo:font-size="8pt" fo:font-weight="bold" style:font-size-asian="8pt" style:font-weight-asian="bold" style:text-scale="95%"/>
    </style:style>
    <style:style style:name="MT15" style:family="text">
      <style:text-properties fo:font-size="8pt" fo:letter-spacing="-0.007cm" fo:font-weight="bold" style:font-size-asian="8pt" style:font-weight-asian="bold" style:text-scale="95%"/>
    </style:style>
    <style:style style:name="MT16" style:family="text">
      <style:text-properties fo:font-size="8pt" fo:letter-spacing="0.021cm" fo:font-weight="bold" style:font-size-asian="8pt" style:font-weight-asian="bold" style:text-scale="95%"/>
    </style:style>
    <style:style style:name="MT17" style:family="text">
      <style:text-properties fo:font-size="10pt" fo:letter-spacing="0.005cm" fo:font-weight="bold" style:font-size-asian="10pt" style:font-weight-asian="bold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351cm" fo:min-width="0.993cm" fo:padding-top="0cm" fo:padding-bottom="0cm" fo:padding-left="0cm" fo:padding-right="0cm" fo:wrap-option="wrap" loext:decorative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48cm" fo:margin-bottom="1.212cm" fo:margin-left="1.799cm" fo:margin-right="1.30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8cm" fo:margin-left="0cm" fo:margin-right="0cm" fo:margin-bottom="1.379cm" style:dynamic-spacing="true"/>
      </style:header-style>
      <style:footer-style>
        <style:header-footer-properties fo:min-height="0.34cm" fo:margin-left="0cm" fo:margin-right="0cm" fo:margin-top="0.2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448cm" fo:margin-bottom="1.212cm" fo:margin-left="1.799cm" fo:margin-right="1.305cm" style:writing-mode="lr-tb" style:layout-grid-color="#c0c0c0" style:layout-grid-lines="252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8cm" fo:margin-left="0cm" fo:margin-right="0cm" fo:margin-bottom="1.379cm" style:dynamic-spacing="true"/>
      </style:header-style>
      <style:footer-style>
        <style:header-footer-properties fo:min-height="0.34cm" fo:margin-left="0cm" fo:margin-right="0cm" fo:margin-top="0.2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Marco1" text:anchor-type="char" svg:x="2.074cm" svg:y="1.399cm" svg:width="17.441cm" svg:height="1.609cm" draw:z-index="1"><draw:text-box><table:table table:name="Tabla1" table:style-name="Tabla1"><table:table-column table:style-name="Tabla1.A"/><table:table-column table:style-name="Tabla1.B"/><table:table-column table:style-name="Tabla1.C"/><table:table-row table:style-name="Tabla1.1"><table:table-cell table:style-name="Tabla1.A1" office:value-type="string"><text:p text:style-name="MP2" loext:marker-style-name="MT2"/></table:table-cell><table:table-cell table:style-name="Tabla1.A1" office:value-type="string"><text:p text:style-name="MP3" loext:marker-style-name="MT3"><text:span text:style-name="MT3">Módulo</text:span><text:span text:style-name="MT4"> </text:span><text:span text:style-name="MT3">BD-</text:span><text:span text:style-name="MT5"> </text:span><text:span text:style-name="MT3">UD1:</text:span><text:span text:style-name="MT6"> </text:span><text:span text:style-name="MT3">Sistemas</text:span><text:span text:style-name="MT5"> </text:span><text:span text:style-name="MT3">de</text:span><text:span text:style-name="MT7"> </text:span><text:span text:style-name="MT3">almacenamiento</text:span><text:span text:style-name="MT8"> </text:span><text:span text:style-name="MT3">de</text:span><text:span text:style-name="MT7"> </text:span><text:span text:style-name="MT3">la</text:span><text:span text:style-name="MT4"> </text:span><text:span text:style-name="MT3">información.</text:span></text:p><text:p text:style-name="MP4" loext:marker-style-name="MT3"><text:span text:style-name="MT3">Cuestiones</text:span><text:span text:style-name="MT3"/></text:p></table:table-cell><table:table-cell table:style-name="Tabla1.A1" office:value-type="string"><text:p text:style-name="MP5" loext:marker-style-name="MT9"/><text:p text:style-name="MP6" loext:marker-style-name="MT3"><text:span text:style-name="MT3">Pág.</text:span><text:span text:style-name="MT10"> </text:span><text:span text:style-name="MT11"><text:page-number text:select-page="current">2</text:page-number></text:span><text:span text:style-name="MT12"><text:s/></text:span><text:span text:style-name="MT3">de</text:span><text:span text:style-name="MT8"> </text:span><text:span text:style-name="MT3">2</text:span></text:p></table:table-cell></table:table-row></table:table><text:p text:style-name="Text_20_body"/></draw:text-box></draw:frame><draw:frame draw:style-name="Mfr2" draw:name="image1.png" text:anchor-type="char" svg:x="2.776cm" svg:y="1.565cm" svg:width="0.986cm" svg:height="1.302cm" draw:z-index="7"><draw:image xlink:href="Pictures/10000001000000220000002D40B81585.png" xlink:type="simple" xlink:show="embed" xlink:actuate="onLoad" draw:mime-type="image/png"/></draw:frame></text:p>
      </style:header>
      <style:footer>
        <text:p text:style-name="MP1" loext:marker-style-name="MT1"><draw:custom-shape text:anchor-type="char" draw:z-index="3" draw:name="Forma1" draw:style-name="Mgr1" draw:text-style-name="MP8" svg:width="0.994cm" svg:height="0.352cm" svg:x="1.963cm" svg:y="28.102cm"><text:p text:style-name="MP7" loext:marker-style-name="MT13"><text:span text:style-name="MT14">C</text:span><text:span text:style-name="MT15"> </text:span><text:span text:style-name="MT16">MMG</text:span></text:p><draw:enhanced-geometry draw:type="0"/></draw:custom-shape></text:p>
      </style:footer>
    </style:master-page>
    <style:master-page style:name="Converted1" style:page-layout-name="Mpm2" draw:style-name="Mdp1">
      <style:header>
        <text:p text:style-name="MP1" loext:marker-style-name="MT1"><draw:frame draw:style-name="Mfr2" draw:name="image1.png Copia 1" text:anchor-type="char" svg:x="2.776cm" svg:y="1.565cm" svg:width="0.986cm" svg:height="1.302cm" draw:z-index="8"><draw:image xlink:href="Pictures/10000001000000220000002D40B81585.png" xlink:type="simple" xlink:show="embed" xlink:actuate="onLoad" draw:mime-type="image/png"/></draw:frame><draw:frame draw:style-name="Mfr1" draw:name="Marco3" text:anchor-type="char" svg:x="2.074cm" svg:y="1.399cm" svg:width="17.441cm" svg:height="1.609cm" draw:z-index="11"><draw:text-box><table:table table:name="Tabla2" table:style-name="Tabla2"><table:table-column table:style-name="Tabla2.A"/><table:table-column table:style-name="Tabla2.B"/><table:table-column table:style-name="Tabla2.C"/><table:table-row table:style-name="Tabla2.1"><table:table-cell table:style-name="Tabla2.A1" office:value-type="string"><text:p text:style-name="MP2" loext:marker-style-name="MT2"/></table:table-cell><table:table-cell table:style-name="Tabla2.A1" office:value-type="string"><text:p text:style-name="MP3" loext:marker-style-name="MT3"><text:span text:style-name="MT3">Módulo</text:span><text:span text:style-name="MT4"> </text:span><text:span text:style-name="MT3">BD-</text:span><text:span text:style-name="MT5"> </text:span><text:span text:style-name="MT3">UD1:</text:span><text:span text:style-name="MT6"> </text:span><text:span text:style-name="MT3">Sistemas</text:span><text:span text:style-name="MT5"> </text:span><text:span text:style-name="MT3">de</text:span><text:span text:style-name="MT7"> </text:span><text:span text:style-name="MT3">almacenamiento</text:span><text:span text:style-name="MT8"> </text:span><text:span text:style-name="MT3">de</text:span><text:span text:style-name="MT7"> </text:span><text:span text:style-name="MT3">la</text:span><text:span text:style-name="MT4"> </text:span><text:span text:style-name="MT3">información.</text:span></text:p><text:p text:style-name="MP4" loext:marker-style-name="MT3"><text:span text:style-name="MT3">Cuestiones</text:span></text:p></table:table-cell><table:table-cell table:style-name="Tabla2.A1" office:value-type="string"><text:p text:style-name="MP5" loext:marker-style-name="MT9"/><text:p text:style-name="MP6" loext:marker-style-name="MT3"><text:span text:style-name="MT3">Pág.</text:span><text:span text:style-name="MT17"> </text:span><text:page-number text:select-page="current">3</text:page-number><text:span text:style-name="MT5"><text:s/></text:span><text:span text:style-name="MT3">de</text:span><text:span text:style-name="MT8"> </text:span><text:span text:style-name="MT3">2</text:span></text:p></table:table-cell></table:table-row></table:table><text:p text:style-name="Text_20_body"/></draw:text-box></draw:frame></text:p>
      </style:header>
      <style:footer>
        <text:p text:style-name="MP1" loext:marker-style-name="MT1"><draw:custom-shape text:anchor-type="char" draw:z-index="7" draw:name="Forma2" draw:style-name="Mgr1" draw:text-style-name="MP8" svg:width="0.994cm" svg:height="0.352cm" svg:x="1.963cm" svg:y="28.102cm"><text:p text:style-name="MP7" loext:marker-style-name="MT13"><text:span text:style-name="MT14">C</text:span><text:span text:style-name="MT15"> </text:span><text:span text:style-name="MT16">MMG</text:span></text:p><draw:enhanced-geometry draw:type="0"/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mmg</meta:initial-creator>
    <dc:title>BBDD</dc:title>
    <meta:creation-date>2024-09-20T18:21:22</meta:creation-date>
    <dc:date>2024-09-25T17:52:31.203000000</dc:date>
    <meta:editing-duration>PT52M7S</meta:editing-duration>
    <meta:generator>LibreOffice/24.8.0.3$Windows_X86_64 LibreOffice_project/0bdf1299c94fe897b119f97f3c613e9dca6be583</meta:generator>
    <meta:editing-cycles>14</meta:editing-cycles>
    <meta:document-statistic meta:table-count="2" meta:image-count="2" meta:object-count="0" meta:page-count="3" meta:paragraph-count="57" meta:word-count="694" meta:character-count="4238" meta:non-whitespace-character-count="3614"/>
    <meta:user-defined meta:name="AppVersion">12.0000</meta:user-defined>
    <meta:user-defined meta:name="Created" meta:value-type="date">2024-09-20T00:00:00</meta:user-defined>
    <meta:user-defined meta:name="Creator">Microsoft® Word para Microsoft 365</meta:user-defined>
    <meta:user-defined meta:name="LastSaved" meta:value-type="date">2024-09-20T00:00:00</meta:user-defined>
    <meta:template xlink:type="simple" xlink:actuate="onRequest" xlink:title="Normal" xlink:href=""/>
  </office:meta>
</office:document-meta>
</file>